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031701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95448" calcext:value-type="float">
            <text:p>91.5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1701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27552" calcext:value-type="float">
            <text:p>92.4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1701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82344" calcext:value-type="float">
            <text:p>90.3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1701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6484" calcext:value-type="float">
            <text:p>92.0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1701</text:p>
          </table:table-cell>
          <table:table-cell office:value-type="string" calcext:value-type="string">
            <text:p>202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64384" calcext:value-type="float">
            <text:p>91.4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1701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936" calcext:value-type="float">
            <text:p>90.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1701</text:p>
          </table:table-cell>
          <table:table-cell office:value-type="string" calcext:value-type="string">
            <text:p>201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2684" calcext:value-type="float">
            <text:p>92.8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1701</text:p>
          </table:table-cell>
          <table:table-cell office:value-type="string" calcext:value-type="string">
            <text:p>2017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11784" calcext:value-type="float">
            <text:p>89.7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1701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9864" calcext:value-type="float">
            <text:p>89.5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1701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97256" calcext:value-type="float">
            <text:p>89.2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1701</text:p>
          </table:table-cell>
          <table:table-cell office:value-type="string" calcext:value-type="string">
            <text:p>201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22936" calcext:value-type="float">
            <text:p>89.0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1701</text:p>
          </table:table-cell>
          <table:table-cell office:value-type="string" calcext:value-type="string">
            <text:p>201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11912" calcext:value-type="float">
            <text:p>89.2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1701</text:p>
          </table:table-cell>
          <table:table-cell office:value-type="string" calcext:value-type="string">
            <text:p>201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67616" calcext:value-type="float">
            <text:p>88.3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1701</text:p>
          </table:table-cell>
          <table:table-cell office:value-type="string" calcext:value-type="string">
            <text:p>2010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77472" calcext:value-type="float">
            <text:p>87.9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1701</text:p>
          </table:table-cell>
          <table:table-cell office:value-type="string" calcext:value-type="string">
            <text:p>200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8052" calcext:value-type="float">
            <text:p>87.9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1701</text:p>
          </table:table-cell>
          <table:table-cell office:value-type="string" calcext:value-type="string">
            <text:p>200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96472" calcext:value-type="float">
            <text:p>87.5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1701</text:p>
          </table:table-cell>
          <table:table-cell office:value-type="string" calcext:value-type="string">
            <text:p>200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97768" calcext:value-type="float">
            <text:p>87.2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1701</text:p>
          </table:table-cell>
          <table:table-cell office:value-type="string" calcext:value-type="string">
            <text:p>2007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3" calcext:value-type="float">
            <text:p>87.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1701</text:p>
          </table:table-cell>
          <table:table-cell office:value-type="string" calcext:value-type="string">
            <text:p>200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68" calcext:value-type="float">
            <text:p>86.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1701</text:p>
          </table:table-cell>
          <table:table-cell office:value-type="string" calcext:value-type="string">
            <text:p>200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44784" calcext:value-type="float">
            <text:p>87.0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1701</text:p>
          </table:table-cell>
          <table:table-cell office:value-type="string" calcext:value-type="string">
            <text:p>200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368" calcext:value-type="float">
            <text:p>86.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1701</text:p>
          </table:table-cell>
          <table:table-cell office:value-type="string" calcext:value-type="string">
            <text:p>200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5172" calcext:value-type="float">
            <text:p>86.1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1701</text:p>
          </table:table-cell>
          <table:table-cell office:value-type="string" calcext:value-type="string">
            <text:p>200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25456" calcext:value-type="float">
            <text:p>86.3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1701</text:p>
          </table:table-cell>
          <table:table-cell office:value-type="string" calcext:value-type="string">
            <text:p>200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47504" calcext:value-type="float">
            <text:p>85.9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1701</text:p>
          </table:table-cell>
          <table:table-cell office:value-type="string" calcext:value-type="string">
            <text:p>200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9136" calcext:value-type="float">
            <text:p>85.2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1701</text:p>
          </table:table-cell>
          <table:table-cell office:value-type="string" calcext:value-type="string">
            <text:p>199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488" calcext:value-type="float">
            <text:p>85.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1701</text:p>
          </table:table-cell>
          <table:table-cell office:value-type="string" calcext:value-type="string">
            <text:p>199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3896" calcext:value-type="float">
            <text:p>85.2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1701</text:p>
          </table:table-cell>
          <table:table-cell office:value-type="string" calcext:value-type="string">
            <text:p>199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06256" calcext:value-type="float">
            <text:p>85.1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1701</text:p>
          </table:table-cell>
          <table:table-cell office:value-type="string" calcext:value-type="string">
            <text:p>199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488" calcext:value-type="float">
            <text:p>84.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1701</text:p>
          </table:table-cell>
          <table:table-cell office:value-type="string" calcext:value-type="string">
            <text:p>199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67984" calcext:value-type="float">
            <text:p>82.1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1701</text:p>
          </table:table-cell>
          <table:table-cell office:value-type="string" calcext:value-type="string">
            <text:p>199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2976" calcext:value-type="float">
            <text:p>81.7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1701</text:p>
          </table:table-cell>
          <table:table-cell office:value-type="string" calcext:value-type="string">
            <text:p>199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1876" calcext:value-type="float">
            <text:p>81.5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1701</text:p>
          </table:table-cell>
          <table:table-cell office:value-type="string" calcext:value-type="string">
            <text:p>199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19472" calcext:value-type="float">
            <text:p>81.1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1701</text:p>
          </table:table-cell>
          <table:table-cell office:value-type="string" calcext:value-type="string">
            <text:p>199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57344" calcext:value-type="float">
            <text:p>80.8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1701</text:p>
          </table:table-cell>
          <table:table-cell office:value-type="string" calcext:value-type="string">
            <text:p>198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9956" calcext:value-type="float">
            <text:p>80.2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1701</text:p>
          </table:table-cell>
          <table:table-cell office:value-type="string" calcext:value-type="string">
            <text:p>198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2336" calcext:value-type="float">
            <text:p>80.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1701</text:p>
          </table:table-cell>
          <table:table-cell office:value-type="string" calcext:value-type="string">
            <text:p>198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17264" calcext:value-type="float">
            <text:p>80.2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1701</text:p>
          </table:table-cell>
          <table:table-cell office:value-type="string" calcext:value-type="string">
            <text:p>198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95928" calcext:value-type="float">
            <text:p>80.1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1701</text:p>
          </table:table-cell>
          <table:table-cell office:value-type="string" calcext:value-type="string">
            <text:p>198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624" calcext:value-type="float">
            <text:p>80.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1701</text:p>
          </table:table-cell>
          <table:table-cell office:value-type="string" calcext:value-type="string">
            <text:p>198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5196" calcext:value-type="float">
            <text:p>80.4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1701</text:p>
          </table:table-cell>
          <table:table-cell office:value-type="string" calcext:value-type="string">
            <text:p>198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068" calcext:value-type="float">
            <text:p>81.6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1701</text:p>
          </table:table-cell>
          <table:table-cell office:value-type="string" calcext:value-type="string">
            <text:p>198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30952" calcext:value-type="float">
            <text:p>81.5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1701</text:p>
          </table:table-cell>
          <table:table-cell office:value-type="string" calcext:value-type="string">
            <text:p>198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6272" calcext:value-type="float">
            <text:p>82.1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17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60392" calcext:value-type="float">
            <text:p>80.8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1701</text:p>
          </table:table-cell>
          <table:table-cell office:value-type="string" calcext:value-type="string">
            <text:p>197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60392" calcext:value-type="float">
            <text:p>80.8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1701</text:p>
          </table:table-cell>
          <table:table-cell office:value-type="string" calcext:value-type="string">
            <text:p>197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88992" calcext:value-type="float">
            <text:p>81.0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1701</text:p>
          </table:table-cell>
          <table:table-cell office:value-type="string" calcext:value-type="string">
            <text:p>197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30368" calcext:value-type="float">
            <text:p>81.4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1701</text:p>
          </table:table-cell>
          <table:table-cell office:value-type="string" calcext:value-type="string">
            <text:p>197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86784" calcext:value-type="float">
            <text:p>80.1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1701</text:p>
          </table:table-cell>
          <table:table-cell office:value-type="string" calcext:value-type="string">
            <text:p>197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1936" calcext:value-type="float">
            <text:p>77.2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1701</text:p>
          </table:table-cell>
          <table:table-cell office:value-type="string" calcext:value-type="string">
            <text:p>197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1544" calcext:value-type="float">
            <text:p>77.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1701</text:p>
          </table:table-cell>
          <table:table-cell office:value-type="string" calcext:value-type="string">
            <text:p>197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97664" calcext:value-type="float">
            <text:p>75.7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1701</text:p>
          </table:table-cell>
          <table:table-cell office:value-type="string" calcext:value-type="string">
            <text:p>197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56032" calcext:value-type="float">
            <text:p>76.4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1701</text:p>
          </table:table-cell>
          <table:table-cell office:value-type="string" calcext:value-type="string">
            <text:p>197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7536" calcext:value-type="float">
            <text:p>76.2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1701</text:p>
          </table:table-cell>
          <table:table-cell office:value-type="string" calcext:value-type="string">
            <text:p>197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05184" calcext:value-type="float">
            <text:p>75.0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1701</text:p>
          </table:table-cell>
          <table:table-cell office:value-type="string" calcext:value-type="string">
            <text:p>197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33456" calcext:value-type="float">
            <text:p>74.13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1701</text:p>
          </table:table-cell>
          <table:table-cell office:value-type="string" calcext:value-type="string">
            <text:p>196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78592" calcext:value-type="float">
            <text:p>74.07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1701</text:p>
          </table:table-cell>
          <table:table-cell office:value-type="string" calcext:value-type="string">
            <text:p>196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3384" calcext:value-type="float">
            <text:p>72.03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1701</text:p>
          </table:table-cell>
          <table:table-cell office:value-type="string" calcext:value-type="string">
            <text:p>196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4" calcext:value-type="float">
            <text:p>62.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1701</text:p>
          </table:table-cell>
          <table:table-cell office:value-type="string" calcext:value-type="string">
            <text:p>196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49432" calcext:value-type="float">
            <text:p>61.7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1701</text:p>
          </table:table-cell>
          <table:table-cell office:value-type="string" calcext:value-type="string">
            <text:p>196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7624" calcext:value-type="float">
            <text:p>60.2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1701</text:p>
          </table:table-cell>
          <table:table-cell office:value-type="string" calcext:value-type="string">
            <text:p>196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4032" calcext:value-type="float">
            <text:p>60.4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1701</text:p>
          </table:table-cell>
          <table:table-cell office:value-type="string" calcext:value-type="string">
            <text:p>195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4552" calcext:value-type="float">
            <text:p>56.9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1701</text:p>
          </table:table-cell>
          <table:table-cell office:value-type="string" calcext:value-type="string">
            <text:p>195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6792" calcext:value-type="float">
            <text:p>55.8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1701</text:p>
          </table:table-cell>
          <table:table-cell office:value-type="string" calcext:value-type="string">
            <text:p>195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0136" calcext:value-type="float">
            <text:p>55.1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1701</text:p>
          </table:table-cell>
          <table:table-cell office:value-type="string" calcext:value-type="string">
            <text:p>195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1856" calcext:value-type="float">
            <text:p>53.7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1701</text:p>
          </table:table-cell>
          <table:table-cell office:value-type="string" calcext:value-type="string">
            <text:p>195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2268" calcext:value-type="float">
            <text:p>51.9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1701</text:p>
          </table:table-cell>
          <table:table-cell office:value-type="string" calcext:value-type="string">
            <text:p>195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4024" calcext:value-type="float">
            <text:p>50.4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1701</text:p>
          </table:table-cell>
          <table:table-cell office:value-type="string" calcext:value-type="string">
            <text:p>195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5088" calcext:value-type="float">
            <text:p>48.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1701</text:p>
          </table:table-cell>
          <table:table-cell office:value-type="string" calcext:value-type="string">
            <text:p>195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36" calcext:value-type="float">
            <text:p>47.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1701</text:p>
          </table:table-cell>
          <table:table-cell office:value-type="string" calcext:value-type="string">
            <text:p>195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38432" calcext:value-type="float">
            <text:p>49.9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1701</text:p>
          </table:table-cell>
          <table:table-cell office:value-type="string" calcext:value-type="string">
            <text:p>1950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54256" calcext:value-type="float">
            <text:p>50.0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1701</text:p>
          </table:table-cell>
          <table:table-cell office:value-type="string" calcext:value-type="string">
            <text:p>1949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52" calcext:value-type="float">
            <text:p>49.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1701</text:p>
          </table:table-cell>
          <table:table-cell office:value-type="string" calcext:value-type="string">
            <text:p>1948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80" meta:object-count="0"/>
    <meta:user-defined meta:name="AppVersion">3.0</meta:user-defined>
  </office:meta>
</office:document-meta>
</file>